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0" style:family="paragraph" style:parent-style-name="Table_20_Contents">
      <style:text-properties style:font-name="Times New Roman" fo:font-size="12pt" officeooo:rsid="00484ee4" officeooo:paragraph-rsid="002c512f"/>
    </style:style>
    <style:style style:name="P11" style:family="paragraph" style:parent-style-name="Table_20_Contents"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361bf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officeooo:rsid="003171f5"/>
    </style:style>
    <style:style style:name="T7" style:family="text">
      <style:text-properties officeooo:rsid="013d0498"/>
    </style:style>
    <style:style style:name="T8" style:family="text">
      <style:text-properties officeooo:rsid="003c9d6c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officeooo:rsid="0118ff4b"/>
    </style:style>
    <style:style style:name="T16" style:family="text">
      <style:text-properties officeooo:rsid="011e3475"/>
    </style:style>
    <style:style style:name="T17" style:family="text">
      <style:text-properties officeooo:rsid="0059ec4d"/>
    </style:style>
    <style:style style:name="T18" style:family="text">
      <style:text-properties officeooo:rsid="002aa57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5">C<text:span text:style-name="T15">ertidão De Matrícula</text:span></text:p>
      <text:p text:style-name="P15"/>
      <text:p text:style-name="P17"><text:text-input text:description="${documentSignature.responsibleName}">${documentSignature.responsibleName}</text:text-input><text:span text:style-name="T8">, </text:span><text:span text:style-name="T8"><text:text-input text:description="${lang.pt(documentSignature.responsibleFunction)}">${lang.pt(documentSignature.responsibleFunction)}</text:text-input></text:span><text:span text:style-name="T8"> da </text:span><text:span text:style-name="T3">Faculdade de </text:span><text:span text:style-name="T6">Medicina Dentária</text:span><text:span text:style-name="T4"> </text:span><text:span text:style-name="T3">da Universidade de Lisboa,</text:span></text:p>
      <text:p text:style-name="P18"><text:span text:style-name="T20"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</text:span><text:span text:style-name="T21">realizou a matrícula no Curso de </text:span><text:span text:style-name="T19"><text:text-input text:description="${lang.pt(curricularPlanInformation.degreePresentationName)}">${lang.pt(curricularPlanInformation.degreePresentationName)}</text:text-input></text:span><text:span text:style-name="T21"> no ano letivo d</text:span><text:span text:style-name="T22">e </text:span><text:span text:style-name="T19"><text:text-input text:description="${registration.startExecutionYear.name}">${registration.startExecutionYear.name}</text:text-input></text:span><text:span text:style-name="T21">.</text:span></text:p>
      <text:p text:style-name="P16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certid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10"><text:span text:style-name="T16">A</text:span> presente certi<text:span text:style-name="T16">dão</text:span> <text:span text:style-name="T17">vai</text:span> firmad<text:span text:style-name="T18">a</text:span> com o selo branco em uso nesta Faculdade.</text:p>
      <text:p text:style-name="P8"/>
      <text:p text:style-name="P8"/>
      <text:p text:style-name="P9"><text:span text:style-name="T3">Faculdade de </text:span><text:span text:style-name="T5">Medicina Dentária</text:span><text:span text:style-name="T3"> 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8"/>
      <text:p text:style-name="P11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3"><text:span text:style-name="T12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07:20.027050289</dc:date>
    <meta:editing-duration>PT1H2M4S</meta:editing-duration>
    <meta:editing-cycles>33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46" meta:non-whitespace-character-count="2551"/>
  </office:meta>
</office:document-meta>
</file>